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ubtitle">
      <style:paragraph-properties fo:margin-left="0in" fo:margin-right="0in" fo:text-indent="0in" style:auto-text-indent="false"/>
    </style:style>
    <style:style style:name="P2" style:family="paragraph" style:parent-style-name="Standard">
      <style:text-properties style:font-name="Century Gothic" fo:language="en" fo:country="US"/>
    </style:style>
    <style:style style:name="P3" style:family="paragraph" style:parent-style-name="Standard">
      <style:text-properties style:font-name="Century Gothic" fo:language="en" fo:country="US" fo:font-weight="bold" style:font-weight-asian="bold"/>
    </style:style>
    <style:style style:name="P4" style:family="paragraph" style:parent-style-name="Standard">
      <style:text-properties style:font-name="Century Gothic" fo:font-size="11pt" fo:language="en" fo:country="US" style:font-size-asian="11pt"/>
    </style:style>
    <style:style style:name="P5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7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>
        <style:tab-stops/>
      </style:paragraph-properties>
      <style:text-properties style:font-name="Century Gothic1" fo:font-weight="normal"/>
    </style:style>
    <style:style style:name="P10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>
        <style:tab-stops/>
      </style:paragraph-properties>
      <style:text-properties fo:font-variant="normal" fo:text-transform="none" fo:color="#000000" style:font-name="Andale Mono" fo:font-size="12pt" fo:letter-spacing="normal" fo:font-style="normal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9791in" fo:margin-right="0in" fo:text-indent="0in" style:auto-text-indent="false"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WW8Num12">
      <style:text-properties style:font-name="Century Gothic" fo:language="en" fo:country="US"/>
    </style:style>
    <style:style style:name="P15" style:family="paragraph" style:parent-style-name="Standard">
      <style:paragraph-properties>
        <style:tab-stops/>
      </style:paragraph-properties>
      <style:text-properties style:font-name="Century Gothic1" fo:font-weight="normal"/>
    </style:style>
    <style:style style:name="P16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9791in" fo:margin-right="0in" fo:text-indent="0in" style:auto-text-indent="false"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Andale Mono" fo:font-size="12pt" fo:letter-spacing="normal" fo:font-style="normal" style:font-size-asian="12pt" style:font-weight-asian="normal" style:font-size-complex="12pt" style:font-weight-complex="normal"/>
    </style:style>
    <style:style style:name="T5" style:family="text">
      <style:text-properties style:font-name="Andale Mono"/>
    </style:style>
    <style:style style:name="T6" style:family="text">
      <style:text-properties style:font-name="Andale Mono" fo:language="en" fo:country="US"/>
    </style:style>
    <style:style style:name="T7" style:family="text">
      <style:text-properties fo:language="en" fo:country="US"/>
    </style:style>
    <style:style style:name="T8" style:family="text">
      <style:text-properties style:font-name="Century Gothic1" fo:language="en" fo:country="US"/>
    </style:style>
    <style:style style:name="T9" style:family="text">
      <style:text-properties style:font-name="Andale Mono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"><text:tab/>- Class &amp; Object</text:p>
      <text:p text:style-name="P2"/>
      <text:p text:style-name="P2"/>
      <text:p text:style-name="P3">Objective :</text:p>
      <text:list xml:id="list748596139" text:style-name="WW8Num12">
        <text:list-item>
          <text:p text:style-name="P14">Memahami Class &amp; Object</text:p>
        </text:list-item>
      </text:list>
      <text:p text:style-name="P4"/>
      <text:p text:style-name="P4"/>
      <text:p text:style-name="P5">Tugas praktikum :<text:line-break/>Class &amp; Object.</text:p>
      <text:p text:style-name="P6"><text:span text:style-name="T1"><text:line-break/><text:tab/></text:span><text:span text:style-name="T2">1. Buatlah file TokoBuku.txt.</text:span></text:p>
      <text:p text:style-name="P9"><text:span text:style-name="T3"><text:tab/>2. Edit file TokoBuku.txt dengan sintaks seperti ini :<text:line-break/><text:line-break/><text:tab/><text:tab/></text:span><text:span text:style-name="T4">001,Reporting with Java,46000</text:span></text:p>
      <text:p text:style-name="P9"><text:span text:style-name="T4"><text:tab/><text:tab/>002,Pemrograman Java,40000</text:span></text:p>
      <text:p text:style-name="P9"><text:span text:style-name="T4"><text:tab/><text:tab/>003,Heavier Than Heaven,150000</text:span></text:p>
      <text:p text:style-name="P9"><text:span text:style-name="T4"><text:tab/><text:tab/>004,Kambing Jantan,50000</text:span></text:p>
      <text:p text:style-name="P9"><text:span text:style-name="T4"><text:tab/><text:tab/>005,Herb Schildts Java Programming CookBook,500000</text:span></text:p>
      <text:p text:style-name="P7"><text:span text:style-name="T5"><text:line-break/><text:line-break/><text:tab/></text:span>3. Buatlah file TokoBuku.java.<text:span text:style-name="T5"><text:line-break/><text:tab/></text:span>4. Edit file TokoBuku.java dengan sintaks seperti ini :<text:line-break/><text:tab/><text:line-break/><text:tab/><text:tab/><text:span text:style-name="T6">public class TokoBuku { </text:span></text:p>
      <text:p text:style-name="P7"><text:span text:style-name="T6"><text:s text:c="4"/><text:tab/><text:tab/><text:tab/>private String id; </text:span></text:p>
      <text:p text:style-name="P7"><text:span text:style-name="T6"><text:s text:c="4"/><text:tab/><text:tab/><text:tab/>private String judul; </text:span></text:p>
      <text:p text:style-name="P7"><text:span text:style-name="T6"><text:s text:c="4"/><text:tab/><text:tab/><text:tab/>private String harga; </text:span></text:p>
      <text:p text:style-name="P7"><text:span text:style-name="T6"></text:span></text:p>
      <text:p text:style-name="P7"><text:span text:style-name="T6"><text:s text:c="4"/><text:tab/><text:tab/><text:tab/>public String getHarga() { </text:span></text:p>
      <text:p text:style-name="P7"><text:span text:style-name="T6"><text:s text:c="8"/><text:tab/><text:tab/><text:tab/>return harga; </text:span></text:p>
      <text:p text:style-name="P7"><text:span text:style-name="T6"><text:s text:c="4"/><text:tab/><text:tab/><text:tab/>} </text:span></text:p>
      <text:p text:style-name="P7"><text:span text:style-name="T6"></text:span></text:p>
      <text:p text:style-name="P7"><text:span text:style-name="T6"><text:s text:c="4"/><text:tab/><text:tab/><text:tab/>public void setHarga(String harga) { </text:span></text:p>
      <text:p text:style-name="P7"><text:span text:style-name="T6"><text:s text:c="8"/><text:tab/><text:tab/><text:tab/>this.harga = harga; </text:span></text:p>
      <text:p text:style-name="P7"><text:span text:style-name="T6"><text:s text:c="4"/><text:tab/><text:tab/><text:tab/>} </text:span></text:p>
      <text:p text:style-name="P7"><text:span text:style-name="T6"></text:span></text:p>
      <text:p text:style-name="P7"><text:span text:style-name="T6"><text:s text:c="4"/><text:tab/><text:tab/><text:tab/>public String getJudul() { </text:span></text:p>
      <text:p text:style-name="P7"><text:span text:style-name="T6"><text:s text:c="8"/><text:tab/><text:tab/><text:tab/>return judul; </text:span></text:p>
      <text:p text:style-name="P7"><text:span text:style-name="T6"><text:s text:c="4"/><text:tab/><text:tab/><text:tab/>} </text:span></text:p>
      <text:p text:style-name="P7"><text:span text:style-name="T6"></text:span></text:p>
      <text:p text:style-name="P7"><text:span text:style-name="T6"><text:s text:c="4"/><text:tab/><text:tab/><text:tab/>public void setJudul(String judul) { </text:span></text:p>
      <text:p text:style-name="P7"><text:span text:style-name="T6"><text:s text:c="8"/><text:tab/><text:tab/><text:tab/>this.judul = judul; </text:span></text:p>
      <text:p text:style-name="P7"><text:span text:style-name="T6"><text:s text:c="4"/><text:tab/><text:tab/><text:tab/>} </text:span></text:p>
      <text:p text:style-name="P7"><text:span text:style-name="T6"></text:span></text:p>
      <text:p text:style-name="P7"><text:span text:style-name="T6"><text:s text:c="4"/><text:tab/><text:tab/><text:tab/>public String getId() { </text:span></text:p>
      <text:p text:style-name="P7"><text:span text:style-name="T6"><text:s text:c="8"/><text:tab/><text:tab/><text:tab/>return id; </text:span></text:p>
      <text:p text:style-name="P7"><text:span text:style-name="T6"><text:s text:c="4"/><text:tab/><text:tab/><text:tab/>} </text:span></text:p>
      <text:p text:style-name="P7"><text:span text:style-name="T6"><text:s/></text:span></text:p>
      <text:p text:style-name="P7"><text:soft-page-break/><text:span text:style-name="T6"><text:s text:c="4"/><text:tab/><text:tab/><text:tab/>public void setId(String id) { </text:span></text:p>
      <text:p text:style-name="P7"><text:span text:style-name="T6"><text:s text:c="8"/><text:tab/><text:tab/><text:tab/>this.id = id; </text:span></text:p>
      <text:p text:style-name="P7"><text:span text:style-name="T6"><text:s text:c="4"/><text:tab/><text:tab/><text:tab/>} </text:span></text:p>
      <text:p text:style-name="P7"><text:span text:style-name="T6"></text:span></text:p>
      <text:p text:style-name="P7"><text:span text:style-name="T6"><text:tab/><text:tab/>}</text:span><text:line-break/><text:tab/></text:p>
      <text:p text:style-name="P7"><text:span text:style-name="T7"><text:tab/>5. Compile file TokoBuku.java menggunakan java compiler (javac) :<text:line-break/><text:line-break/></text:span><text:span text:style-name="T6"><text:tab/><text:tab/>$ javac </text:span><text:span text:style-name="T6">TokoBuku</text:span><text:span text:style-name="T6">.java<text:line-break/></text:span><text:span text:style-name="T7"><text:line-break/><text:tab/>6. Buatlah file TokoBukuMain.java.<text:line-break/><text:tab/>7. Edit file TokoBukuMain.java dengan sintaks seperti ini :<text:line-break/><text:line-break/></text:span><text:span text:style-name="T6">import java.io.BufferedInputStream; </text:span></text:p>
      <text:p text:style-name="P7"><text:span text:style-name="T6">import java.io.DataInputStream; </text:span></text:p>
      <text:p text:style-name="P7"><text:span text:style-name="T6">import java.io.File; </text:span></text:p>
      <text:p text:style-name="P7"><text:span text:style-name="T6">import java.io.FileInputStream; </text:span></text:p>
      <text:p text:style-name="P7"><text:span text:style-name="T6">import java.io.IOException; </text:span></text:p>
      <text:p text:style-name="P7"><text:span text:style-name="T6">import java.util.ArrayList; </text:span></text:p>
      <text:p text:style-name="P7"><text:span text:style-name="T6">import java.util.List; </text:span></text:p>
      <text:p text:style-name="P7"><text:span text:style-name="T6"></text:span></text:p>
      <text:p text:style-name="P7"><text:span text:style-name="T6">public class TokoBukuMain { </text:span></text:p>
      <text:p text:style-name="P7"><text:span text:style-name="T6"><text:tab/>public static void main(String[] args) { </text:span></text:p>
      <text:p text:style-name="P7"><text:span text:style-name="T6"><text:tab/><text:tab/>File file = new File("/home/izwan/Desktop/Pemrograman</text:span></text:p>
      <text:p text:style-name="P7"><text:span text:style-name="T6"><text:tab/><text:tab/>/TokoBuku.txt"); </text:span></text:p>
      <text:p text:style-name="P7"><text:span text:style-name="T6"><text:tab/><text:tab/>FileInputStream fis = null; </text:span></text:p>
      <text:p text:style-name="P7"><text:span text:style-name="T6"><text:tab/><text:tab/>BufferedInputStream bis = null; </text:span></text:p>
      <text:p text:style-name="P7"><text:span text:style-name="T6"><text:tab/><text:tab/>DataInputStream dis = null; </text:span></text:p>
      <text:p text:style-name="P7"><text:span text:style-name="T6"><text:tab/><text:tab/>List&lt;TokoBuku&gt; listTokoBuku = new ArrayList&lt;TokoBuku&gt;(); </text:span></text:p>
      <text:p text:style-name="P7"><text:span text:style-name="T6"></text:span></text:p>
      <text:p text:style-name="P7"><text:span text:style-name="T6"><text:tab/><text:tab/>try { </text:span></text:p>
      <text:p text:style-name="P7"><text:span text:style-name="T6"><text:tab/><text:tab/><text:tab/>fis = new FileInputStream(file); </text:span></text:p>
      <text:p text:style-name="P7"><text:span text:style-name="T6"><text:tab/><text:tab/><text:tab/>bis = new BufferedInputStream(fis); </text:span></text:p>
      <text:p text:style-name="P7"><text:span text:style-name="T6"><text:tab/><text:tab/><text:tab/>dis = new DataInputStream(bis); </text:span></text:p>
      <text:p text:style-name="P7"><text:span text:style-name="T6"></text:span></text:p>
      <text:p text:style-name="P7"><text:span text:style-name="T6"><text:tab/><text:tab/><text:tab/>while(dis.available() != 0){ </text:span></text:p>
      <text:p text:style-name="P7"><text:span text:style-name="T6"><text:tab/><text:tab/><text:tab/><text:tab/>//memecah text perbaris menjadi beberapa kolom </text:span></text:p>
      <text:p text:style-name="P7"><text:span text:style-name="T6"><text:tab/><text:tab/><text:tab/><text:tab/>sesuai dengan pemisah koma </text:span></text:p>
      <text:p text:style-name="P7"><text:span text:style-name="T6"><text:tab/><text:tab/><text:tab/><text:tab/>String line = dis.readLine(); </text:span></text:p>
      <text:p text:style-name="P7"><text:span text:style-name="T6"><text:tab/><text:tab/><text:tab/><text:tab/>String[] data = line.split(","); </text:span></text:p>
      <text:p text:style-name="P7"><text:span text:style-name="T6"></text:span></text:p>
      <text:p text:style-name="P7"><text:span text:style-name="T6"><text:tab/><text:tab/><text:tab/><text:tab/>TokoBuku tb = new TokoBuku(); </text:span></text:p>
      <text:p text:style-name="P7"><text:span text:style-name="T6"><text:tab/><text:tab/><text:tab/><text:tab/>tb.setId(data[0]); </text:span></text:p>
      <text:p text:style-name="P7"><text:span text:style-name="T6"><text:tab/><text:tab/><text:tab/><text:tab/>tb.setJudul(data[1]); </text:span></text:p>
      <text:p text:style-name="P7"><text:span text:style-name="T6"><text:tab/><text:tab/><text:tab/><text:tab/>tb.setHarga(data[2]); </text:span></text:p>
      <text:p text:style-name="P7"><text:span text:style-name="T6"></text:span></text:p>
      <text:p text:style-name="P7"><text:span text:style-name="T6"><text:tab/><text:tab/><text:tab/><text:tab/>listTokoBuku.add(tb); </text:span></text:p>
      <text:p text:style-name="P7"><text:span text:style-name="T6"><text:tab/><text:tab/><text:tab/>} </text:span></text:p>
      <text:p text:style-name="P7"><text:span text:style-name="T6"></text:span></text:p>
      <text:p text:style-name="P7"><text:span text:style-name="T6"><text:tab/><text:tab/>} catch (IOException ex) { </text:span></text:p>
      <text:p text:style-name="P7"><text:soft-page-break/><text:span text:style-name="T6"><text:tab/><text:tab/><text:tab/>System.out.println("File " + file.getName() + " tidak </text:span></text:p>
      <text:p text:style-name="P7"><text:span text:style-name="T6"><text:tab/><text:tab/><text:tab/>ketemu !"); </text:span></text:p>
      <text:p text:style-name="P7"><text:span text:style-name="T6"><text:tab/><text:tab/><text:tab/>System.out.println("Exception : " + ex.getMessage()); </text:span></text:p>
      <text:p text:style-name="P7"><text:span text:style-name="T6"><text:tab/><text:tab/>} </text:span></text:p>
      <text:p text:style-name="P7"><text:span text:style-name="T6"></text:span></text:p>
      <text:p text:style-name="P7"><text:span text:style-name="T6"><text:tab/><text:tab/>for (TokoBuku tb : listTokoBuku) { </text:span></text:p>
      <text:p text:style-name="P7"><text:span text:style-name="T6"><text:tab/><text:tab/><text:tab/>System.out.println("========================="); </text:span></text:p>
      <text:p text:style-name="P7"><text:span text:style-name="T6"><text:tab/><text:tab/><text:tab/>System.out.println("Kode <text:s/>Buku : " + tb.getId()); </text:span></text:p>
      <text:p text:style-name="P7"><text:span text:style-name="T6"><text:tab/><text:tab/><text:tab/>System.out.println("Judul Buku : " + tb.getJudul()); </text:span></text:p>
      <text:p text:style-name="P7"><text:span text:style-name="T6"><text:tab/><text:tab/><text:tab/>System.out.println("Harga Buku : " + tb.getHarga()); </text:span></text:p>
      <text:p text:style-name="P7"><text:span text:style-name="T6"><text:tab/><text:tab/>} </text:span></text:p>
      <text:p text:style-name="P7"><text:span text:style-name="T6"><text:tab/>} </text:span></text:p>
      <text:p text:style-name="P7"><text:span text:style-name="T6">} <text:line-break/><text:line-break/><text:tab/> </text:span><text:span text:style-name="T7">8. <text:s/>Compile file TokoBukuMain.java menggunakan java compiler (javac) </text:span></text:p>
      <text:p text:style-name="P7"><text:span text:style-name="T7"><text:tab/> <text:s text:c="6"/>:<text:line-break/><text:line-break/><text:tab/><text:tab/></text:span><text:span text:style-name="T6">$ javac </text:span><text:span text:style-name="T6">TokoBukuMain</text:span><text:span text:style-name="T6">.java<text:line-break/><text:line-break/><text:tab/> </text:span><text:span text:style-name="T7">9. Setelah kompilasi berhasil, running file TokoBukuMain.java </text:span></text:p>
      <text:p text:style-name="P10"><text:span text:style-name="T8"><text:tab/> <text:s text:c="5"/>menggunakan perintah seperti berikut :<text:line-break/><text:tab/><text:line-break/><text:tab/><text:tab/></text:span><text:span text:style-name="T7">$ java </text:span><text:span text:style-name="T6">TokoBukuMain</text:span><text:span text:style-name="T7"><text:line-break/><text:line-break/><text:tab/>10. </text:span><text:span text:style-name="T8">Setelah proses running berhasil, lihat hasil running, jika berhasil akan</text:span></text:p>
      <text:p text:style-name="P8"><text:tab/> <text:s text:c="6"/>muncul tampilan seperti di bawah ini :<text:line-break/></text:p>
      <text:p text:style-name="P11"><text:tab/><text:tab/>=========================</text:p>
      <text:p text:style-name="P13">Kode <text:s/>Buku : 001</text:p>
      <text:p text:style-name="P13">Judul Buku : Reporting with Java</text:p>
      <text:p text:style-name="P13">Harga Buku : 46000</text:p>
      <text:p text:style-name="P13">=========================</text:p>
      <text:p text:style-name="P13">Kode <text:s/>Buku : 002</text:p>
      <text:p text:style-name="P13">Judul Buku : Pemrograman Java</text:p>
      <text:p text:style-name="P13">Harga Buku : 40000</text:p>
      <text:p text:style-name="P13">=========================</text:p>
      <text:p text:style-name="P13">Kode <text:s/>Buku : 003</text:p>
      <text:p text:style-name="P13">Judul Buku : Heavier Than Heaven</text:p>
      <text:p text:style-name="P13">Harga Buku : 150000</text:p>
      <text:p text:style-name="P13">=========================</text:p>
      <text:p text:style-name="P13">Kode <text:s/>Buku : 004</text:p>
      <text:p text:style-name="P13">Judul Buku : Kambing Jantan</text:p>
      <text:p text:style-name="P13">Harga Buku : 50000</text:p>
      <text:p text:style-name="P13">=========================</text:p>
      <text:p text:style-name="P13">Kode <text:s/>Buku : 005</text:p>
      <text:p text:style-name="P13">Judul Buku : Herb Schildts Java Programming CookBook</text:p>
      <text:p text:style-name="P13">Harga Buku : 500000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11T11:41:44</meta:creation-date>
    <dc:date>2011-10-11T13:53:52</dc:date>
    <dc:creator>izwan </dc:creator>
    <meta:editing-duration>PT00H34M56S</meta:editing-duration>
    <meta:editing-cycles>14</meta:editing-cycles>
    <meta:generator>OpenOffice.org/3.2$Linux OpenOffice.org_project/320m12$Build-9483</meta:generator>
    <meta:document-statistic meta:table-count="0" meta:image-count="0" meta:object-count="0" meta:page-count="3" meta:paragraph-count="114" meta:word-count="407" meta:character-count="3497"/>
  </office:meta>
</office:document-meta>
</file>